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38ED5"/>
    </style:style>
    <style:style style:name="ce3" style:family="table-cell" style:parent-style-name="Comma" style:data-style-name="N36"/>
    <style:style style:name="ce4" style:family="table-cell" style:parent-style-name="Default" style:data-style-name="N0">
      <style:table-cell-properties fo:background-color="#538ED5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2pt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Comma" style:data-style-name="N36">
      <style:table-cell-properties fo:border-top="thin solid #000000" fo:border-bottom="2pt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37">
      <style:table-cell-properties fo:border-top="thin solid #000000" fo:border-bottom="2pt solid #000000" fo:border-left="none" fo:border-right="none"/>
      <style:text-properties fo:font-weight="bold" style:font-weight-asian="bold" style:font-weight-complex="bold"/>
    </style:style>
    <style:style style:name="ce9" style:family="table-cell" style:parent-style-name="Percent" style:data-style-name="N13"/>
    <style:style style:name="ce10" style:family="table-cell" style:parent-style-name="Percent" style:data-style-name="N13">
      <style:table-cell-properties fo:border-top="thin solid #000000" fo:border-bottom="2pt solid #000000" fo:border-left="none" fo:border-right="none"/>
      <style:text-properties fo:font-weight="bold" style:font-weight-asian="bold" style:font-weight-complex="bold"/>
    </style:style>
    <style:style style:name="ce11" style:family="table-cell" style:parent-style-name="Comma" style:data-style-name="N38">
      <style:table-cell-properties fo:background-color="transparent"/>
    </style:style>
    <style:style style:name="ce12" style:family="table-cell" style:parent-style-name="Default" style:data-style-name="N0"/>
    <style:style style:name="ce13" style:family="table-cell" style:parent-style-name="Comma" style:data-style-name="N36"/>
    <style:style style:name="ce14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15" style:family="table-cell" style:parent-style-name="Comma" style:data-style-name="N36">
      <style:table-cell-properties fo:border-top="thin solid #000000" fo:border-bottom="2pt solid #000000" fo:border-left="none" fo:border-right="none"/>
    </style:style>
    <style:style style:name="ce16" style:family="table-cell" style:parent-style-name="Default" style:data-style-name="N0">
      <style:table-cell-properties fo:background-color="#538ED5"/>
      <style:text-properties fo:color="#FFFFFF" fo:font-weight="bold" style:font-weight-asian="bold" style:font-weight-complex="bold"/>
    </style:style>
    <style:style style:name="ce17" style:family="table-cell" style:parent-style-name="Percent" style:data-style-name="N13">
      <style:table-cell-properties fo:border-top="thin solid #000000" fo:border-bottom="2pt solid #000000" fo:border-left="none" fo:border-right="none"/>
    </style:style>
    <style:style style:name="ce18" style:family="table-cell" style:parent-style-name="Default" style:data-style-name="N0">
      <style:table-cell-properties fo:background-color="#F79646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79646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Comma" style:data-style-name="N38"/>
    <style:style style:name="ce21" style:family="table-cell" style:parent-style-name="Default" style:data-style-name="N0">
      <style:table-cell-properties fo:background-color="#F79646"/>
      <style:text-properties fo:color="#FFFFFF" fo:font-weight="bold" style:font-weight-asian="bold" style:font-weight-complex="bold"/>
    </style:style>
    <style:style style:name="ce22" style:family="table-cell" style:parent-style-name="Default" style:data-style-name="N38"/>
    <style:style style:name="ce23" style:family="table-cell" style:parent-style-name="Default" style:data-style-name="N38">
      <style:table-cell-properties fo:border-top="thin solid #000000" fo:border-bottom="2pt solid #000000" fo:border-left="none" fo:border-right="none"/>
    </style:style>
    <style:style style:name="ce24" style:family="table-cell" style:parent-style-name="Default" style:data-style-name="N38">
      <style:table-cell-properties fo:background-color="transparent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Percent" style:data-style-name="N13"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79646"/>
    </style:style>
    <style:style style:name="ce28" style:family="table-cell" style:parent-style-name="Default" style:data-style-name="N36"/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32" style:family="table-cell" style:parent-style-name="Comma" style:data-style-name="N36">
      <style:table-cell-properties fo:background-color="transparen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34" style:family="table-cell" style:parent-style-name="Default" style:data-style-name="N36">
      <style:table-cell-properties fo:background-color="transparent"/>
    </style:style>
    <style:style style:name="co1" style:family="table-column">
      <style:table-column-properties fo:break-before="auto" style:column-width="8.36083333333333cm" style:use-optimal-column-width="true"/>
    </style:style>
    <style:style style:name="co2" style:family="table-column">
      <style:table-column-properties fo:break-before="auto" style:column-width="2.59291666666667cm" style:use-optimal-column-width="true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1.8797916666667cm" style:use-optimal-column-width="true"/>
    </style:style>
    <style:style style:name="co6" style:family="table-column">
      <style:table-column-properties fo:break-before="auto" style:column-width="5.74145833333333cm" style:use-optimal-column-width="true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8.255cm" style:use-optimal-column-width="true"/>
    </style:style>
    <style:style style:name="co9" style:family="table-column">
      <style:table-column-properties fo:break-before="auto" style:column-width="2.778125cm" style:use-optimal-column-width="true"/>
    </style:style>
    <style:style style:name="co10" style:family="table-column">
      <style:table-column-properties fo:break-before="auto" style:column-width="7.699375cm" style:use-optimal-column-width="true"/>
    </style:style>
    <style:style style:name="co11" style:family="table-column">
      <style:table-column-properties fo:break-before="auto" style:column-width="2.38125cm" style:use-optimal-column-width="true"/>
    </style:style>
    <style:style style:name="co12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false"/>
      <table:table table:name="HA_to_Nigeria_14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Title: Total funding to Nigeria in 20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7"/>
          <table:table-cell table:number-columns-repeated="16383" table:style-name="ce1"/>
        </table:table-row>
        <table:table-row table:style-name="ro1">
          <table:table-cell office:value-type="float" office:value="44826714" table:style-name="ce20">
            <text:p><text:s/>44,826,714<text:s/></text:p>
          </table:table-cell>
          <table:table-cell table:style-name="ce1"/>
          <table:table-cell table:style-name="ce1">
            <draw:frame xmlns:presentation="urn:oasis:names:tc:opendocument:xmlns:presentation:1.0" draw:z-index="1" draw:id="id0" draw:style-name="a0" draw:name="Chart 3" svg:x="0.71875in" svg:y="0.13542in" svg:width="8.40625in" svg:height="2.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tle: Top donors to Nigeria in 2014, US$ millions</text:p>
          </table:table-cell>
          <table:table-cell table:number-columns-repeated="16383" table:style-name="ce1"/>
        </table:table-row>
        <table:table-row table:style-name="ro1">
          <table:table-cell table:style-name="ce18"/>
          <table:table-cell office:value-type="string" table:style-name="ce18">
            <text:p>US$ (million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19.411857000000001" table:style-name="ce3">
            <text:p><text:s/>19.4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12.143783000000001" table:style-name="ce3">
            <text:p><text:s/>12.1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F</text:p>
          </table:table-cell>
          <table:table-cell office:value-type="float" office:value="5.0049539999999997" table:style-name="ce3">
            <text:p><text:s/>5.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way</text:p>
          </table:table-cell>
          <table:table-cell office:value-type="float" office:value="1.6252230000000001" table:style-name="ce3">
            <text:p><text:s/>1.6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DB</text:p>
          </table:table-cell>
          <table:table-cell office:value-type="float" office:value="1" table:style-name="ce3">
            <text:p><text:s/>1.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ko Dangote's Foundation</text:p>
          </table:table-cell>
          <table:table-cell office:value-type="float" office:value="0.92400000000000004" table:style-name="ce3">
            <text:p><text:s/>0.9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pan</text:p>
          </table:table-cell>
          <table:table-cell office:value-type="float" office:value="0.85499999999999998" table:style-name="ce3">
            <text:p><text:s/>0.9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l and Melinda Gates Foundation</text:p>
          </table:table-cell>
          <table:table-cell office:value-type="float" office:value="0.8" table:style-name="ce3">
            <text:p><text:s/>0.8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0.60505600000000004" table:style-name="ce3">
            <text:p><text:s/>0.6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igeria</text:p>
          </table:table-cell>
          <table:table-cell office:value-type="float" office:value="0.45083400000000001" table:style-name="ce3">
            <text:p><text:s/>0.5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0"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29"/>
          <table:table-cell table:number-columns-repeated="16382" table:style-name="ce1"/>
        </table:table-row>
        <table:table-row table:style-name="ro1">
          <table:table-cell table:style-name="ce30"/>
          <table:table-cell table:style-name="ce31"/>
          <table:table-cell table:number-columns-repeated="16382" table:style-name="ce1"/>
        </table:table-row>
        <table:table-row table:style-name="ro1">
          <table:table-cell table:style-name="ce29"/>
          <table:table-cell table:style-name="ce32"/>
          <table:table-cell table:number-columns-repeated="16382" table:style-name="ce1"/>
        </table:table-row>
        <table:table-row table:style-name="ro1">
          <table:table-cell table:number-columns-repeated="2" table:style-name="ce29"/>
          <table:table-cell table:number-columns-repeated="16382" table:style-name="ce1"/>
        </table:table-row>
        <table:table-row table:style-name="ro1">
          <table:table-cell table:number-columns-repeated="2" table:style-name="ce30"/>
          <table:table-cell table:number-columns-repeated="16382" table:style-name="ce1"/>
        </table:table-row>
        <table:table-row table:style-name="ro1">
          <table:table-cell table:style-name="ce29"/>
          <table:table-cell table:style-name="ce32"/>
          <table:table-cell table:number-columns-repeated="3" table:style-name="ce1"/>
          <table:table-cell table:style-name="ce28"/>
          <table:table-cell table:number-columns-repeated="16378"/>
        </table:table-row>
        <table:table-row table:style-name="ro1">
          <table:table-cell table:style-name="ce29"/>
          <table:table-cell table:style-name="ce32"/>
          <table:table-cell table:number-columns-repeated="3" table:style-name="ce1"/>
          <table:table-cell table:style-name="ce9"/>
          <table:table-cell table:number-columns-repeated="16378"/>
        </table:table-row>
        <table:table-row table:style-name="ro1">
          <table:table-cell table:style-name="ce29"/>
          <table:table-cell table:style-name="ce32"/>
          <table:table-cell table:number-columns-repeated="16382" table:style-name="ce1"/>
        </table:table-row>
        <table:table-row table:style-name="ro1">
          <table:table-cell table:style-name="ce29"/>
          <table:table-cell table:style-name="ce32"/>
          <table:table-cell table:number-columns-repeated="3" table:style-name="ce1"/>
          <table:table-cell table:style-name="ce9"/>
          <table:table-cell table:number-columns-repeated="16378"/>
        </table:table-row>
        <table:table-row table:number-rows-repeated="2" table:style-name="ro1">
          <table:table-cell table:style-name="ce29"/>
          <table:table-cell table:style-name="ce32"/>
          <table:table-cell table:number-columns-repeated="16382" table:style-name="ce1"/>
        </table:table-row>
        <table:table-row table:number-rows-repeated="3" table:style-name="ro1">
          <table:table-cell table:style-name="ce29"/>
          <table:table-cell table:style-name="ce32"/>
          <table:table-cell table:number-columns-repeated="16382"/>
        </table:table-row>
        <table:table-row table:style-name="ro1">
          <table:table-cell table:style-name="ce33"/>
          <table:table-cell table:style-name="ce34"/>
          <table:table-cell table:number-columns-repeated="16382"/>
        </table:table-row>
        <table:table-row table:number-rows-repeated="2" table:style-name="ro1">
          <table:table-cell table:number-columns-repeated="2" table:style-name="ce29"/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table:style-name="ce20"/>
          <table:table-cell table:number-columns-repeated="16382"/>
        </table:table-row>
        <table:table-row table:number-rows-repeated="1048533" table:style-name="ro1">
          <table:table-cell table:number-columns-repeated="16384"/>
        </table:table-row>
      </table:table>
      <table:table table:name="HA_to_all_affected_1415" table:style-name="ta2">
        <table:table-column table:style-name="co5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itle: Top 5 humanitarian donors to all affected countries 2014-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US$ mill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<text:s/></text:p>
          </table:table-cell>
          <table:table-cell office:value-type="float" office:value="16.543783000000001" table:style-name="ce3">
            <text:p><text:s/>16.5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14.593024" table:style-name="ce3">
            <text:p><text:s/>14.6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F</text:p>
          </table:table-cell>
          <table:table-cell office:value-type="float" office:value="8.2886170000000003" table:style-name="ce3">
            <text:p><text:s/>8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FP</text:p>
          </table:table-cell>
          <table:table-cell office:value-type="float" office:value="2.2767360000000001" table:style-name="ce3">
            <text:p><text:s/>2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l and Melinda Gates Foundation</text:p>
          </table:table-cell>
          <table:table-cell office:value-type="float" office:value="1.8" table:style-name="ce3">
            <text:p><text:s/>1.8<text:s/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1" draw:style-name="a1" draw:name="Chart 1" svg:x="0.11458in" svg:y="0.16667in" svg:width="5.5in" svg:height="3.19792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  <table:table table:name="Recipients" table:style-name="ta1">
        <table:table-column table:style-name="co6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itle: Total commitments and contributions by recipient country, 2014-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Destination Country</text:p>
          </table:table-cell>
          <table:table-cell office:value-type="string" table:style-name="ce4">
            <text:p>To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eria</text:p>
          </table:table-cell>
          <table:table-cell office:value-type="float" office:value="35.296289999999999" table:style-name="ce3">
            <text:p><text:s/>35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eroon</text:p>
          </table:table-cell>
          <table:table-cell office:value-type="float" office:value="6.9178980000000001" table:style-name="ce3">
            <text:p><text:s/>6.9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er</text:p>
          </table:table-cell>
          <table:table-cell office:value-type="float" office:value="6.6426740000000004" table:style-name="ce3">
            <text:p><text:s/>6.6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d</text:p>
          </table:table-cell>
          <table:table-cell office:value-type="float" office:value="1.2499960000000001" table:style-name="ce3">
            <text:p><text:s/>1.2<text:s/>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Grand Total</text:p>
          </table:table-cell>
          <table:table-cell office:value-type="float" office:value="50.106858000000003" table:style-name="ce6">
            <text:p><text:s/>50.1<text:s/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tle: Total commitments and contributions by recipient country, 20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Destination Country</text:p>
          </table:table-cell>
          <table:table-cell office:value-type="string" table:style-name="ce4">
            <text:p>To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eria</text:p>
          </table:table-cell>
          <table:table-cell office:value-type="float" office:value="35.296289999999999" table:style-name="ce7">
            <text:p>35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eroon</text:p>
          </table:table-cell>
          <table:table-cell office:value-type="float" office:value="6.6631859999999996" table:style-name="ce7">
            <text:p>6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er</text:p>
          </table:table-cell>
          <table:table-cell office:value-type="float" office:value="5.4363250000000001" table:style-name="ce7">
            <text:p>5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d</text:p>
          </table:table-cell>
          <table:table-cell office:value-type="float" office:value="1.2499960000000001" table:style-name="ce7">
            <text:p>1.2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Grand Total</text:p>
          </table:table-cell>
          <table:table-cell office:value-type="float" office:value="48.645797000000002" table:style-name="ce8">
            <text:p>48.6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UN_Appeal" table:style-name="ta2">
        <table:table-column table:style-name="co5" table:default-cell-style-name="ce1"/>
        <table:table-column table:style-name="co7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itle: Funding to UN Appeal: Nigeria 20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1">
            <text:p>Donor</text:p>
          </table:table-cell>
          <table:table-cell office:value-type="string" table:style-name="ce21">
            <text:p>US$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EU Institutions<text:s/></text:p>
          </table:table-cell>
          <table:table-cell office:value-type="float" office:value="7633380" table:style-name="ce22">
            <text:p><text:s/>7,633,380<text:s/>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ERF</text:p>
          </table:table-cell>
          <table:table-cell office:value-type="float" office:value="3546645" table:style-name="ce22">
            <text:p><text:s/>3,546,645<text:s/>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US</text:p>
          </table:table-cell>
          <table:table-cell office:value-type="float" office:value="3000000" table:style-name="ce22">
            <text:p><text:s/>3,000,000<text:s/>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Bill and Melinda Gates Foundation</text:p>
          </table:table-cell>
          <table:table-cell office:value-type="float" office:value="800000" table:style-name="ce22">
            <text:p><text:s/>800,000<text:s/>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apan</text:p>
          </table:table-cell>
          <table:table-cell office:value-type="float" office:value="485000" table:style-name="ce22">
            <text:p><text:s/>485,000<text:s/>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Nigeria</text:p>
          </table:table-cell>
          <table:table-cell office:value-type="float" office:value="450834" table:style-name="ce22">
            <text:p><text:s/>450,834<text:s/>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Sweden</text:p>
          </table:table-cell>
          <table:table-cell office:value-type="float" office:value="402244" table:style-name="ce22">
            <text:p><text:s/>402,244<text:s/>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Various Donors (details not yet provided)</text:p>
          </table:table-cell>
          <table:table-cell office:value-type="float" office:value="359063" table:style-name="ce22">
            <text:p><text:s/>359,063<text:s/>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Grand Total</text:p>
          </table:table-cell>
          <table:table-cell office:value-type="float" office:value="16677166" table:style-name="ce23">
            <text:p><text:s/>16,677,166<text:s/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requested</text:p>
          </table:table-cell>
          <table:table-cell office:value-type="float" office:value="93000000" table:style-name="ce24">
            <text:p><text:s/>93,000,000<text:s/>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% funded</text:p>
          </table:table-cell>
          <table:table-cell office:value-type="percentage" office:value="0.17932436559139786" table:formula="msoxl:=B13/B15" table:style-name="ce26">
            <text:p>18%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  <table:table table:name="Sectors" table:style-name="ta2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itle: Humanitarian funding to Nigeria and surrounding affected acountries by sector, 2014-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US$ millions</text:p>
          </table:table-cell>
          <table:table-cell office:value-type="string" table:style-name="ce4">
            <text:p>% of to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ctor not yet specified</text:p>
          </table:table-cell>
          <table:table-cell office:value-type="float" office:value="17.659604000000002" table:style-name="ce3">
            <text:p><text:s/>17.7<text:s/></text:p>
          </table:table-cell>
          <table:table-cell office:value-type="percentage" office:value="0.3524388617621963" table:formula="msoxl:=B5/$B$13" table:style-name="ce9">
            <text:p>3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6.9729939999999999" table:style-name="ce3">
            <text:p><text:s/>7.0<text:s/></text:p>
          </table:table-cell>
          <table:table-cell office:value-type="percentage" office:value="0.13916246754087033" table:formula="msoxl:=B6/$B$13" table:style-name="ce9">
            <text:p>1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fugee Response</text:p>
          </table:table-cell>
          <table:table-cell office:value-type="float" office:value="6.2993430000000004" table:style-name="ce3">
            <text:p><text:s/>6.3<text:s/></text:p>
          </table:table-cell>
          <table:table-cell office:value-type="percentage" office:value="0.12571818013414451" table:formula="msoxl:=B7/$B$13" table:style-name="ce9">
            <text:p>1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tection/human rights/rule of law</text:p>
          </table:table-cell>
          <table:table-cell office:value-type="float" office:value="4.9669819999999998" table:style-name="ce3">
            <text:p><text:s/>5.0<text:s/></text:p>
          </table:table-cell>
          <table:table-cell office:value-type="percentage" office:value="9.9127788056477206E-2" table:formula="msoxl:=B8/$B$13" table:style-name="ce9">
            <text:p>1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riculture</text:p>
          </table:table-cell>
          <table:table-cell office:value-type="float" office:value="3.912925" table:style-name="ce3">
            <text:p><text:s/>3.9<text:s/></text:p>
          </table:table-cell>
          <table:table-cell office:value-type="percentage" office:value="7.8091605743868434E-2" table:formula="msoxl:=B9/$B$13" table:style-name="ce9">
            <text:p>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3.716593" table:style-name="ce3">
            <text:p><text:s/>3.7<text:s/></text:p>
          </table:table-cell>
          <table:table-cell office:value-type="percentage" office:value="7.417333970531538E-2" table:style-name="ce9">
            <text:p>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rdination &amp; support services</text:p>
          </table:table-cell>
          <table:table-cell office:value-type="float" office:value="3.5518320000000001" table:style-name="ce3">
            <text:p><text:s/>3.6<text:s/></text:p>
          </table:table-cell>
          <table:table-cell office:value-type="percentage" office:value="7.0885147099025839E-2" table:formula="msoxl:=B11/$B$13" table:style-name="ce9">
            <text:p>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od</text:p>
          </table:table-cell>
          <table:table-cell office:value-type="float" office:value="3.0265849999999999" table:style-name="ce3">
            <text:p><text:s/>3.0<text:s/></text:p>
          </table:table-cell>
          <table:table-cell office:value-type="percentage" office:value="6.0402609958101934E-2" table:formula="msoxl:=B12/$B$13" table:style-name="ce9">
            <text:p>6%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Grand Total</text:p>
          </table:table-cell>
          <table:table-cell office:value-type="float" office:value="50.106858000000003" table:style-name="ce6">
            <text:p><text:s/>50.1<text:s/></text:p>
          </table:table-cell>
          <table:table-cell office:value-type="percentage" office:value="1" table:formula="msoxl:=B13/$B$13" table:style-name="ce10">
            <text:p>100%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Other: Economic recovery &amp; infrastructure (1%), Education (1%), Shelter and NFIs (2%), WASH (3%)</text:p>
          </table:table-cell>
          <table:table-cell table:number-columns-repeated="16383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Pooled_funding" table:style-name="ta2">
        <table:table-column table:style-name="co10" table:default-cell-style-name="ce1"/>
        <table:table-column table:style-name="co11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itle: Pooled funding top all affected surrounding countries breakdown by sect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IASC Standard Sector</text:p>
          </table:table-cell>
          <table:table-cell office:value-type="string" table:style-name="ce16">
            <text:p>US$ millions</text:p>
          </table:table-cell>
          <table:table-cell office:value-type="string" table:style-name="ce16">
            <text:p>% of to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2.1960069999999998" table:style-name="ce3">
            <text:p><text:s/>2.2<text:s/></text:p>
          </table:table-cell>
          <table:table-cell office:value-type="percentage" office:value="0.26494251091587412" table:formula="msoxl:=B5/$B$12" table:style-name="ce9">
            <text:p>2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LTI-SECTOR</text:p>
          </table:table-cell>
          <table:table-cell office:value-type="float" office:value="1.8999950000000001" table:style-name="ce3">
            <text:p><text:s/>1.9<text:s/></text:p>
          </table:table-cell>
          <table:table-cell office:value-type="percentage" office:value="0.22922943598431439" table:formula="msoxl:=B6/$B$12" table:style-name="ce9">
            <text:p>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 AND SANITATION</text:p>
          </table:table-cell>
          <table:table-cell office:value-type="float" office:value="1.3" table:style-name="ce3">
            <text:p><text:s/>1.3<text:s/></text:p>
          </table:table-cell>
          <table:table-cell office:value-type="percentage" office:value="0.15684160578296716" table:formula="msoxl:=B7/$B$12" table:style-name="ce9">
            <text:p>1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TECTION/HUMAN RIGHTS/RULE OF LAW</text:p>
          </table:table-cell>
          <table:table-cell office:value-type="float" office:value="0.83544099999999999" table:style-name="ce3">
            <text:p><text:s/>0.8<text:s/></text:p>
          </table:table-cell>
          <table:table-cell office:value-type="percentage" office:value="0.10079377536686759" table:formula="msoxl:=B8/$B$12" table:style-name="ce9">
            <text:p>1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OD</text:p>
          </table:table-cell>
          <table:table-cell office:value-type="float" office:value="0.74984899999999999" table:style-name="ce3">
            <text:p><text:s/>0.7<text:s/></text:p>
          </table:table-cell>
          <table:table-cell office:value-type="percentage" office:value="9.0467324042117034E-2" table:formula="msoxl:=B9/$B$12" table:style-name="ce9">
            <text:p>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LTER AND NON-FOOD ITEMS</text:p>
          </table:table-cell>
          <table:table-cell office:value-type="float" office:value="0.69599999999999995" table:style-name="ce3">
            <text:p><text:s/>0.7<text:s/></text:p>
          </table:table-cell>
          <table:table-cell office:value-type="percentage" office:value="8.3970582788419332E-2" table:formula="msoxl:=B10/$B$12" table:style-name="ce9">
            <text:p>8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SECTOR NOT YET SPECIFIED</text:p>
          </table:table-cell>
          <table:table-cell office:value-type="float" office:value="0.61132500000000001" table:style-name="ce13">
            <text:p><text:s/>0.6<text:s/></text:p>
          </table:table-cell>
          <table:table-cell office:value-type="percentage" office:value="7.3754765119440305E-2" table:formula="msoxl:=B11/$B$12" table:style-name="ce9">
            <text:p>7%</text:p>
          </table:table-cell>
          <table:table-cell table:number-columns-repeated="16381"/>
        </table:table-row>
        <table:table-row table:style-name="ro2">
          <table:table-cell office:value-type="string" table:style-name="ce14">
            <text:p>Grand Total</text:p>
          </table:table-cell>
          <table:table-cell office:value-type="float" office:value="8.2886170000000003" table:style-name="ce15">
            <text:p><text:s/>8.3<text:s/></text:p>
          </table:table-cell>
          <table:table-cell office:value-type="percentage" office:value="1" table:formula="msoxl:=B12/$B$12" table:style-name="ce17">
            <text:p>100%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Funding_trends" table:style-name="ta2">
        <table:table-column table:style-name="co5" table:default-cell-style-name="ce1"/>
        <table:table-column table:style-name="co4" table:number-columns-repeated="3" table:default-cell-style-name="ce1"/>
        <table:table-column table:style-name="co1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Title: Humanitarian funding to Nigeria, 2012-2014 (million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, data downloaded 9 February 2015</text:p>
          </table:table-cell>
          <table:table-cell table:number-columns-repeated="16383" table:style-name="ce1"/>
        </table:table-row>
        <table:table-row table:style-name="ro1">
          <table:table-cell table:number-columns-repeated="8" table:style-name="ce1"/>
          <table:table-cell table:style-name="ce1">
            <draw:frame xmlns:presentation="urn:oasis:names:tc:opendocument:xmlns:presentation:1.0" draw:z-index="1" draw:id="id2" draw:style-name="a2" draw:name="Chart 1" svg:x="0.05208in" svg:y="0in" svg:width="5.85417in" svg:height="3.0208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5"/>
        </table:table-row>
        <table:table-row table:style-name="ro1">
          <table:table-cell table:style-name="ce18"/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string" table:style-name="ce19">
            <text:p>Total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Nigeria</text:p>
          </table:table-cell>
          <table:table-cell office:value-type="float" office:value="15.646967" table:style-name="ce3">
            <text:p><text:s/>15.6<text:s/></text:p>
          </table:table-cell>
          <table:table-cell office:value-type="float" office:value="27.736260000000001" table:style-name="ce3">
            <text:p><text:s/>27.7<text:s/></text:p>
          </table:table-cell>
          <table:table-cell office:value-type="float" office:value="44.826714000000003" table:style-name="ce3">
            <text:p><text:s/>44.8<text:s/></text:p>
          </table:table-cell>
          <table:table-cell office:value-type="float" office:value="88.209941000000001" table:style-name="ce3">
            <text:p><text:s/>88.2<text:s/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tle: Top 10 donors to Nigeria, 2012-2014 (million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8">
            <text:p>Donor</text:p>
          </table:table-cell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string" table:style-name="ce18">
            <text:p>Grand Tot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S Fund for UNICEF</text:p>
          </table:table-cell>
          <table:table-cell office:value-type="float" office:value="1" table:style-name="ce3">
            <text:p><text:s/>1.0<text:s/></text:p>
          </table:table-cell>
          <table:table-cell office:value-type="float" office:value="0" table:style-name="ce3">
            <text:p><text:s/>-<text:s text:c="3"/></text:p>
          </table:table-cell>
          <table:table-cell office:value-type="float" office:value="0" table:style-name="ce3">
            <text:p><text:s/>-<text:s text:c="3"/></text:p>
          </table:table-cell>
          <table:table-cell office:value-type="float" office:value="1" table:style-name="ce3">
            <text:p><text:s/>1.0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fr.DB</text:p>
          </table:table-cell>
          <table:table-cell office:value-type="float" office:value="0" table:style-name="ce3">
            <text:p><text:s/>-<text:s text:c="3"/></text:p>
          </table:table-cell>
          <table:table-cell office:value-type="float" office:value="0" table:style-name="ce3">
            <text:p><text:s/>-<text:s text:c="3"/></text:p>
          </table:table-cell>
          <table:table-cell office:value-type="float" office:value="1" table:style-name="ce3">
            <text:p><text:s/>1.0<text:s/></text:p>
          </table:table-cell>
          <table:table-cell office:value-type="float" office:value="1" table:style-name="ce3">
            <text:p><text:s/>1.0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NICEF National Committee/Japan</text:p>
          </table:table-cell>
          <table:table-cell office:value-type="float" office:value="1.218" table:style-name="ce3">
            <text:p><text:s/>1.2<text:s/></text:p>
          </table:table-cell>
          <table:table-cell office:value-type="float" office:value="0" table:style-name="ce3">
            <text:p><text:s/>-<text:s text:c="3"/></text:p>
          </table:table-cell>
          <table:table-cell office:value-type="float" office:value="0.19763900000000001" table:style-name="ce3">
            <text:p><text:s/>0.2<text:s/></text:p>
          </table:table-cell>
          <table:table-cell office:value-type="float" office:value="1.4156390000000001" table:style-name="ce3">
            <text:p><text:s/>1.4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0.59589899999999996" table:style-name="ce3">
            <text:p><text:s/>0.6<text:s/></text:p>
          </table:table-cell>
          <table:table-cell office:value-type="float" office:value="0.60810500000000001" table:style-name="ce3">
            <text:p><text:s/>0.6<text:s/></text:p>
          </table:table-cell>
          <table:table-cell office:value-type="float" office:value="0.60505600000000004" table:style-name="ce3">
            <text:p><text:s/>0.6<text:s/></text:p>
          </table:table-cell>
          <table:table-cell office:value-type="float" office:value="1.8090599999999999" table:style-name="ce3">
            <text:p><text:s/>1.8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rway</text:p>
          </table:table-cell>
          <table:table-cell office:value-type="float" office:value="0.3" table:style-name="ce3">
            <text:p><text:s/>0.3<text:s/></text:p>
          </table:table-cell>
          <table:table-cell office:value-type="float" office:value="0.84260199999999996" table:style-name="ce3">
            <text:p><text:s/>0.8<text:s/></text:p>
          </table:table-cell>
          <table:table-cell office:value-type="float" office:value="1.6252230000000001" table:style-name="ce3">
            <text:p><text:s/>1.6<text:s/></text:p>
          </table:table-cell>
          <table:table-cell office:value-type="float" office:value="2.7678250000000002" table:style-name="ce3">
            <text:p><text:s/>2.8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ll and Melinda Gates Foundation</text:p>
          </table:table-cell>
          <table:table-cell office:value-type="float" office:value="1" table:style-name="ce3">
            <text:p><text:s/>1.0<text:s/></text:p>
          </table:table-cell>
          <table:table-cell office:value-type="float" office:value="1.5" table:style-name="ce3">
            <text:p><text:s/>1.5<text:s/></text:p>
          </table:table-cell>
          <table:table-cell office:value-type="float" office:value="0.8" table:style-name="ce3">
            <text:p><text:s/>0.8<text:s/></text:p>
          </table:table-cell>
          <table:table-cell office:value-type="float" office:value="3.3" table:style-name="ce3">
            <text:p><text:s/>3.3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pan</text:p>
          </table:table-cell>
          <table:table-cell office:value-type="float" office:value="0.64927000000000001" table:style-name="ce3">
            <text:p><text:s/>0.6<text:s/></text:p>
          </table:table-cell>
          <table:table-cell office:value-type="float" office:value="2.5" table:style-name="ce3">
            <text:p><text:s/>2.5<text:s/></text:p>
          </table:table-cell>
          <table:table-cell office:value-type="float" office:value="0.85499999999999998" table:style-name="ce3">
            <text:p><text:s/>0.9<text:s/></text:p>
          </table:table-cell>
          <table:table-cell office:value-type="float" office:value="4.00427" table:style-name="ce3">
            <text:p><text:s/>4.0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RF</text:p>
          </table:table-cell>
          <table:table-cell office:value-type="float" office:value="0" table:style-name="ce3">
            <text:p><text:s/>-<text:s text:c="3"/></text:p>
          </table:table-cell>
          <table:table-cell office:value-type="float" office:value="6.4314330000000002" table:style-name="ce3">
            <text:p><text:s/>6.4<text:s/></text:p>
          </table:table-cell>
          <table:table-cell office:value-type="float" office:value="5.0049539999999997" table:style-name="ce3">
            <text:p><text:s/>5.0<text:s/></text:p>
          </table:table-cell>
          <table:table-cell office:value-type="float" office:value="11.436387" table:style-name="ce3">
            <text:p><text:s/>11.4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S<text:s/></text:p>
          </table:table-cell>
          <table:table-cell office:value-type="float" office:value="0" table:style-name="ce3">
            <text:p><text:s/>-<text:s text:c="3"/></text:p>
          </table:table-cell>
          <table:table-cell office:value-type="float" office:value="0" table:style-name="ce3">
            <text:p><text:s/>-<text:s text:c="3"/></text:p>
          </table:table-cell>
          <table:table-cell office:value-type="float" office:value="12.143783000000001" table:style-name="ce3">
            <text:p><text:s/>12.1<text:s/></text:p>
          </table:table-cell>
          <table:table-cell office:value-type="float" office:value="12.143783000000001" table:style-name="ce3">
            <text:p><text:s/>12.1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9.6958289999999998" table:style-name="ce3">
            <text:p><text:s/>9.7<text:s/></text:p>
          </table:table-cell>
          <table:table-cell office:value-type="float" office:value="15.156040000000001" table:style-name="ce3">
            <text:p><text:s/>15.2<text:s/></text:p>
          </table:table-cell>
          <table:table-cell office:value-type="float" office:value="19.411857000000001" table:style-name="ce3">
            <text:p><text:s/>19.4<text:s/></text:p>
          </table:table-cell>
          <table:table-cell office:value-type="float" office:value="44.263725999999998" table:style-name="ce3">
            <text:p><text:s/>44.3<text:s/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xmlns:presentation="urn:oasis:names:tc:opendocument:xmlns:presentation:1.0" draw:z-index="2" draw:id="id3" draw:style-name="a3" draw:name="Chart 2" svg:x="0.04167in" svg:y="0.125in" svg:width="5.88542in" svg:height="3.4583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database-ranges>
        <table:database-range table:target-range-address="HA_to_Nigeria_14.A7:HA_to_Nigeria_14.B16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_50_0_37__32_-_32_Accent1_32_2" style:display-name="20% - Accent1 2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lexandras</meta:initial-creator>
    <dc:creator>beckyc</dc:creator>
    <meta:creation-date>2015-02-16T16:07:00Z</meta:creation-date>
    <dc:date>2015-02-16T16:39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ffff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0.0pt" svg:width="605.25pt" chart:style-name="Crt0">
        <chart:plot-area chart:style-name="Plt0">
          <chart:axis chart:dimension="x" chart:name="primary-x" chart:style-name="Axs0">
            <chart:categories table:cell-range-address="HA_to_Nigeria_14.$A$9:.$A$13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HA_to_Nigeria_14.$B$8" chart:values-cell-range-address="HA_to_Nigeria_14.$B$9:.$B$13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0.25pt" svg:width="396.0pt" chart:style-name="Crt0">
        <chart:plot-area svg:x="9.791574803149606pt" svg:y="5.73244094488189pt" svg:width="379.5492125984252pt" svg:height="216.2544094488189pt" chart:style-name="Plt0">
          <chart:axis chart:dimension="x" chart:name="primary-x" chart:style-name="Axs0">
            <chart:categories table:cell-range-address="HA_to_all_affected_1415.$A$6:.$A$10"/>
          </chart:axis>
          <chart:axis chart:dimension="y" chart:name="primary-y" chart:style-name="Axs1">
            <chart:grid chart:class="major" chart:style-name="GMa1"/>
          </chart:axis>
          <chart:series chart:label-cell-address="HA_to_all_affected_1415.$B$5" chart:values-cell-range-address="HA_to_all_affected_1415.$B$6:.$B$10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7.5pt" svg:width="421.5pt" chart:style-name="Crt0">
        <chart:plot-area chart:style-name="Plt0">
          <chart:axis chart:dimension="x" chart:name="primary-x" chart:style-name="Axs0">
            <chart:categories table:cell-range-address="Funding_trends.$B$4:.$D$4"/>
          </chart:axis>
          <chart:axis chart:dimension="y" chart:name="primary-y" chart:style-name="Axs1">
            <chart:grid chart:class="major" chart:style-name="GMa1"/>
          </chart:axis>
          <chart:series chart:label-cell-address="Funding_trends.$A$5" chart:values-cell-range-address="Funding_trends.$B$5:.$D$5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249.0pt" svg:width="423.75pt" chart:style-name="Crt0">
        <chart:plot-area chart:style-name="Plt0">
          <chart:axis chart:dimension="x" chart:name="primary-x" chart:style-name="Axs0">
            <chart:categories table:cell-range-address="Funding_trends.$A$9:.$A$18"/>
          </chart:axis>
          <chart:axis chart:dimension="y" chart:name="primary-y" chart:style-name="Axs1">
            <chart:grid chart:class="major" chart:style-name="GMa1"/>
          </chart:axis>
          <chart:series chart:label-cell-address="Funding_trends.$E$8" chart:values-cell-range-address="Funding_trends.$E$9:.$E$18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